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9999" draw:fill-color="#bce4e5" draw:textarea-horizontal-align="justify" draw:textarea-vertical-align="middle" draw:auto-grow-height="false" fo:min-height="1.554cm" fo:min-width="1.626cm" fo:wrap-option="no-wrap" draw:shadow="hidden"/>
    </style:style>
    <style:style style:name="gr2" style:family="graphic" style:parent-style-name="standard">
      <style:graphic-properties svg:stroke-color="#999999" draw:fill-color="#bce4e5" draw:textarea-horizontal-align="justify" draw:textarea-vertical-align="middle" draw:auto-grow-height="false" fo:min-height="1.554cm" fo:min-width="1.636cm" fo:wrap-option="no-wrap"/>
    </style:style>
    <style:style style:name="gr3" style:family="graphic" style:parent-style-name="standard">
      <style:graphic-properties svg:stroke-color="#999999" draw:fill-color="#bce4e5" draw:textarea-horizontal-align="justify" draw:textarea-vertical-align="middle" draw:auto-grow-height="false" fo:min-height="1.552cm" fo:min-width="1.622cm" fo:wrap-option="no-wrap"/>
    </style:style>
    <style:style style:name="gr4" style:family="graphic" style:parent-style-name="standard">
      <style:graphic-properties svg:stroke-color="#999999" draw:fill-color="#bce4e5" draw:textarea-horizontal-align="justify" draw:textarea-vertical-align="middle" draw:auto-grow-height="false" fo:min-height="1.552cm" fo:min-width="1.623cm" fo:wrap-option="no-wrap"/>
    </style:style>
    <style:style style:name="gr5" style:family="graphic" style:parent-style-name="standard">
      <style:graphic-properties svg:stroke-color="#999999" draw:fill-color="#adc5e7" draw:textarea-horizontal-align="justify" draw:textarea-vertical-align="middle" draw:auto-grow-height="false" fo:min-height="0.927cm" fo:min-width="3.033cm"/>
    </style:style>
    <style:style style:name="gr6" style:family="graphic" style:parent-style-name="standard">
      <style:graphic-properties svg:stroke-color="#999999" draw:fill-color="#bce4e5" draw:textarea-horizontal-align="justify" draw:textarea-vertical-align="middle" draw:auto-grow-height="false" fo:min-height="0.245cm" fo:min-width="0.11cm" fo:wrap-option="no-wrap"/>
    </style:style>
    <style:style style:name="gr7" style:family="graphic" style:parent-style-name="standard">
      <style:graphic-properties svg:stroke-color="#999999" draw:fill-color="#adc5e7" draw:textarea-horizontal-align="justify" draw:textarea-vertical-align="middle" draw:auto-grow-height="false" fo:min-height="0.926cm" fo:min-width="3.04cm"/>
    </style:style>
    <style:style style:name="gr8" style:family="graphic" style:parent-style-name="standard">
      <style:graphic-properties svg:stroke-color="#999999" draw:fill-color="#adc5e7" draw:textarea-horizontal-align="justify" draw:textarea-vertical-align="middle" draw:auto-grow-height="false" fo:min-height="0.926cm" fo:min-width="3.031cm"/>
    </style:style>
    <style:style style:name="gr9" style:family="graphic" style:parent-style-name="standard">
      <style:graphic-properties svg:stroke-color="#999999" draw:fill-color="#adc5e7" draw:textarea-horizontal-align="justify" draw:textarea-vertical-align="middle" draw:auto-grow-height="false" fo:min-height="0.928cm" fo:min-width="3.031cm"/>
    </style:style>
    <style:style style:name="gr10" style:family="graphic" style:parent-style-name="standard">
      <style:graphic-properties svg:stroke-color="#999999" draw:fill-color="#adc5e7" draw:textarea-horizontal-align="justify" draw:textarea-vertical-align="middle" draw:auto-grow-height="false" fo:min-height="0.927cm" fo:min-width="3.04cm"/>
    </style:style>
    <style:style style:name="gr11" style:family="graphic" style:parent-style-name="standard">
      <style:graphic-properties svg:stroke-width="0.035cm" svg:stroke-color="#808080" draw:marker-start-width="0.252cm" draw:marker-end-width="0.252cm" draw:fill-color="#ffffff" draw:opacity="0%" draw:textarea-horizontal-align="justify" draw:textarea-vertical-align="top" draw:auto-grow-height="false" fo:min-height="3.012cm" fo:min-width="3.468cm" fo:padding-top="0.142cm" fo:padding-bottom="0.142cm" fo:padding-left="0.267cm" fo:padding-right="0.267cm"/>
    </style:style>
    <style:style style:name="gr12" style:family="graphic" style:parent-style-name="standard">
      <style:graphic-properties svg:stroke-width="0.035cm" svg:stroke-color="#808080" draw:marker-start-width="0.252cm" draw:marker-end-width="0.252cm" draw:fill-color="#ffffff" draw:opacity="0%" draw:textarea-horizontal-align="justify" draw:textarea-vertical-align="top" draw:auto-grow-height="false" fo:min-height="3.011cm" fo:min-width="3.468cm" fo:padding-top="0.142cm" fo:padding-bottom="0.142cm" fo:padding-left="0.267cm" fo:padding-right="0.267cm"/>
    </style:style>
    <style:style style:name="gr13" style:family="graphic" style:parent-style-name="objectwithoutfill">
      <style:graphic-properties draw:stroke="solid" svg:stroke-color="#00aaad" draw:marker-start="Arrow" draw:marker-start-width="0.3cm" draw:marker-end="Arrow" draw:marker-end-width="0.3cm" svg:stroke-opacity="100%" draw:fill="none" draw:textarea-vertical-align="middle"/>
    </style:style>
    <style:style style:name="gr14" style:family="graphic" style:parent-style-name="objectwithoutfill">
      <style:graphic-properties svg:stroke-color="#00aaad" draw:marker-start="Arrow" draw:marker-start-width="0.3cm" draw:marker-end="Arrow" draw:marker-end-width="0.3cm" draw:fill="none" draw:textarea-vertical-align="middle"/>
    </style:style>
    <style:style style:name="gr15"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6"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7"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8"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19"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20" style:family="graphic" style:parent-style-name="objectwithoutfill" style:list-style-name="L1">
      <style:graphic-properties svg:stroke-color="#00aaad" draw:marker-start="Arrow" draw:marker-start-width="0.3cm" draw:marker-end="Arrow" draw:marker-end-width="0.3cm" draw:fill="none" draw:textarea-vertical-align="middle"/>
    </style:style>
    <style:style style:name="gr21" style:family="graphic" style:parent-style-name="standard">
      <style:graphic-properties svg:stroke-color="#fff200" svg:stroke-opacity="20%" draw:fill-color="#fff200" draw:opacity="70%" draw:textarea-horizontal-align="justify" draw:textarea-vertical-align="middle" draw:auto-grow-height="false" fo:min-height="0.166cm" fo:min-width="0cm"/>
    </style:style>
    <style:style style:name="gr22" style:family="graphic" style:parent-style-name="standard">
      <style:graphic-properties svg:stroke-color="#999999" draw:fill-color="#adc5e7" draw:textarea-horizontal-align="justify" draw:textarea-vertical-align="middle" draw:auto-grow-height="false" fo:min-height="1.006cm" fo:min-width="1.73cm"/>
    </style:style>
    <style:style style:name="gr23" style:family="graphic" style:parent-style-name="standard">
      <style:graphic-properties svg:stroke-color="#999999" draw:fill-color="#c2e0ae" draw:textarea-horizontal-align="justify" draw:textarea-vertical-align="middle" draw:auto-grow-height="false" fo:min-height="1.006cm" fo:min-width="1.731cm"/>
    </style:style>
    <style:style style:name="gr24" style:family="graphic" style:parent-style-name="standard">
      <style:graphic-properties svg:stroke-color="#999999" draw:fill-color="#dfcce4" draw:textarea-horizontal-align="justify" draw:textarea-vertical-align="middle" draw:auto-grow-height="false" fo:min-height="1.006cm" fo:min-width="1.73cm"/>
    </style:style>
    <style:style style:name="gr25" style:family="graphic" style:parent-style-name="standard">
      <style:graphic-properties svg:stroke-color="#999999" draw:fill-color="#ffe5ca" draw:textarea-horizontal-align="justify" draw:textarea-vertical-align="middle" draw:auto-grow-height="false" fo:min-height="1.006cm" fo:min-width="1.731cm"/>
    </style:style>
    <style:style style:name="gr26" style:family="graphic" style:parent-style-name="objectwithoutfill">
      <style:graphic-properties svg:stroke-color="#7da7d8" draw:marker-end="Arrow" draw:marker-end-width="0.3cm" draw:fill="none" draw:textarea-vertical-align="middle"/>
    </style:style>
    <style:style style:name="gr27" style:family="graphic" style:parent-style-name="objectwithoutfill">
      <style:graphic-properties svg:stroke-color="#bd7cb5" draw:marker-end="Arrow" draw:marker-end-width="0.3cm" draw:fill="none" draw:textarea-vertical-align="middle"/>
    </style:style>
    <style:style style:name="gr28" style:family="graphic" style:parent-style-name="objectwithoutfill">
      <style:graphic-properties svg:stroke-color="#f9a870" draw:marker-end="Arrow" draw:marker-end-width="0.3cm" draw:fill="none" draw:textarea-vertical-align="middle"/>
    </style:style>
    <style:style style:name="gr29" style:family="graphic" style:parent-style-name="objectwithoutfill">
      <style:graphic-properties svg:stroke-color="#89c765" draw:marker-end="Arrow" draw:marker-end-width="0.3cm" draw:fill="none" draw:textarea-vertical-align="middle"/>
    </style:style>
    <style:style style:name="gr30" style:family="graphic" style:parent-style-name="objectwithoutfill">
      <style:graphic-properties svg:stroke-color="#f9a870" draw:marker-end="Arrow" draw:marker-end-width="0.3cm" draw:fill="none" draw:textarea-vertical-align="middle"/>
    </style:style>
    <style:style style:name="gr31" style:family="graphic" style:parent-style-name="objectwithoutfill">
      <style:graphic-properties svg:stroke-color="#bd7cb5" draw:marker-end="Arrow" draw:marker-end-width="0.3cm" draw:fill="none" draw:textarea-vertical-align="middle"/>
    </style:style>
    <style:style style:name="gr32" style:family="graphic" style:parent-style-name="objectwithoutfill">
      <style:graphic-properties svg:stroke-color="#89c765" draw:marker-end="Arrow" draw:marker-end-width="0.3cm" draw:fill="none" draw:textarea-vertical-align="middle"/>
    </style:style>
    <style:style style:name="gr33" style:family="graphic" style:parent-style-name="objectwithoutfill">
      <style:graphic-properties svg:stroke-color="#e3d200" draw:marker-end="Arrow" draw:marker-end-width="0.3cm" draw:fill="none" draw:textarea-vertical-align="middle"/>
    </style:style>
    <style:style style:name="gr34"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2.483cm" fo:min-width="1.44cm" fo:padding-top="0.134cm" fo:padding-bottom="0.134cm" fo:padding-left="0.259cm" fo:padding-right="0.259cm"/>
    </style:style>
    <style:style style:name="gr35" style:family="graphic" style:parent-style-name="standard">
      <style:graphic-properties draw:stroke="solid" draw:stroke-dash="Ultrafine_20_Dashed" svg:stroke-width="0.018cm" svg:stroke-color="#999999" draw:marker-start-width="0.227cm" draw:marker-end-width="0.227cm" draw:fill-color="#fff9ae" draw:textarea-horizontal-align="justify" draw:textarea-vertical-align="middle" draw:auto-grow-height="false" fo:min-height="1.995cm" fo:min-width="2.214cm" fo:padding-top="0.134cm" fo:padding-bottom="0.134cm" fo:padding-left="0.259cm" fo:padding-right="0.259cm"/>
    </style:style>
    <style:style style:name="gr36" style:family="graphic" style:parent-style-name="standard">
      <style:graphic-properties svg:stroke-width="0.035cm" svg:stroke-color="#999999" draw:marker-start-width="0.252cm" draw:marker-end-width="0.252cm" draw:fill-color="#ffffff" draw:opacity="0%" draw:textarea-horizontal-align="justify" draw:textarea-vertical-align="top" draw:auto-grow-height="false" fo:min-height="3.011cm" fo:min-width="8.646cm" fo:padding-top="0.142cm" fo:padding-bottom="0.142cm" fo:padding-left="0.267cm" fo:padding-right="0.267cm"/>
    </style:style>
    <style:style style:name="gr37" style:family="graphic" style:parent-style-name="objectwithoutfill">
      <style:graphic-properties svg:stroke-color="#7da7d8" draw:marker-end="Arrow" draw:marker-end-width="0.3cm" draw:fill="none" draw:textarea-vertical-align="middle"/>
    </style:style>
    <style:style style:name="gr38"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color="#bce4e5"/>
      <style:paragraph-properties fo:text-align="center"/>
      <style:text-properties fo:font-size="12pt" fo:language="zxx" fo:country="none" style:language-asian="zxx" style:country-asian="none" style:language-complex="zxx" style:country-complex="none"/>
    </style:style>
    <style:style style:name="P3" style:family="paragraph">
      <loext:graphic-properties draw:fill-color="#adc5e7"/>
      <style:paragraph-properties fo:text-align="center"/>
      <style:text-properties fo:font-size="8pt"/>
    </style:style>
    <style:style style:name="P4" style:family="paragraph">
      <loext:graphic-properties draw:fill-color="#ffffff" draw:opacity="0%"/>
      <style:paragraph-properties fo:text-align="center"/>
      <style:text-properties fo:font-size="8pt" style:font-size-asian="8pt" style:font-size-complex="8pt"/>
    </style:style>
    <style:style style:name="P5" style:family="paragraph">
      <loext:graphic-properties draw:fill="none"/>
      <style:paragraph-properties fo:text-align="center"/>
      <style:text-properties fo:color="#00888a" fo:font-size="8pt" fo:font-weight="bold" fo:background-color="#ffffff" style:font-weight-asian="bold" style:font-weight-complex="bold"/>
    </style:style>
    <style:style style:name="P6" style:family="paragraph">
      <loext:graphic-properties draw:fill="none"/>
      <style:paragraph-properties fo:text-align="center"/>
      <style:text-properties fo:color="#00888a" fo:font-size="8pt"/>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none"/>
      <style:paragraph-properties fo:margin-left="0cm" fo:margin-right="0cm" fo:margin-top="0cm" fo:margin-bottom="0cm" fo:line-height="100%" fo:text-align="center" fo:text-indent="0cm"/>
      <style:text-properties fo:color="#00888a" fo:background-color="#ffffff"/>
    </style:style>
    <style:style style:name="P9" style:family="paragraph">
      <loext:graphic-properties draw:fill-color="#fff200" draw:opacity="70%"/>
      <style:paragraph-properties fo:text-align="center"/>
    </style:style>
    <style:style style:name="P10" style:family="paragraph">
      <loext:graphic-properties draw:fill-color="#c2e0ae"/>
      <style:paragraph-properties fo:text-align="center"/>
      <style:text-properties fo:font-size="8pt"/>
    </style:style>
    <style:style style:name="P11" style:family="paragraph">
      <loext:graphic-properties draw:fill-color="#dfcce4"/>
      <style:paragraph-properties fo:text-align="center"/>
      <style:text-properties fo:font-size="8pt"/>
    </style:style>
    <style:style style:name="P12" style:family="paragraph">
      <loext:graphic-properties draw:fill-color="#ffe5ca"/>
      <style:paragraph-properties fo:text-align="center"/>
      <style:text-properties fo:font-size="8pt"/>
    </style:style>
    <style:style style:name="P13" style:family="paragraph">
      <loext:graphic-properties draw:fill="none"/>
      <style:paragraph-properties fo:text-align="center"/>
    </style:style>
    <style:style style:name="P14" style:family="paragraph">
      <loext:graphic-properties draw:fill="none"/>
      <style:paragraph-properties fo:text-align="center"/>
      <style:text-properties fo:color="#c06616" fo:font-size="8pt" fo:background-color="#ffffff"/>
    </style:style>
    <style:style style:name="P15" style:family="paragraph">
      <loext:graphic-properties draw:fill="none"/>
      <style:paragraph-properties fo:text-align="center"/>
      <style:text-properties fo:color="#820f71" fo:font-size="8pt" fo:background-color="#ffffff"/>
    </style:style>
    <style:style style:name="P16" style:family="paragraph">
      <loext:graphic-properties draw:fill="none"/>
      <style:paragraph-properties fo:text-align="center"/>
      <style:text-properties fo:color="#407927" fo:font-size="8pt" fo:background-color="#ffffff"/>
    </style:style>
    <style:style style:name="P17" style:family="paragraph">
      <loext:graphic-properties draw:fill="none"/>
      <style:paragraph-properties fo:text-align="center"/>
      <style:text-properties fo:font-size="8pt"/>
    </style:style>
    <style:style style:name="P18" style:family="paragraph">
      <loext:graphic-properties draw:fill="none"/>
      <style:paragraph-properties fo:text-align="center"/>
      <style:text-properties fo:color="#a09600" fo:font-size="8pt" fo:background-color="#ffffff"/>
    </style:style>
    <style:style style:name="P19" style:family="paragraph">
      <loext:graphic-properties draw:fill-color="#fff9ae"/>
      <style:paragraph-properties fo:text-align="center"/>
      <style:text-properties fo:font-size="12pt"/>
    </style:style>
    <style:style style:name="P20" style:family="paragraph">
      <loext:graphic-properties draw:fill-color="#ffffff" draw:opacity="0%"/>
      <style:paragraph-properties fo:text-align="center"/>
      <style:text-properties fo:font-size="12pt"/>
    </style:style>
    <style:style style:name="P21" style:family="paragraph">
      <loext:graphic-properties draw:fill="none"/>
      <style:paragraph-properties fo:text-align="center"/>
      <style:text-properties fo:color="#00599d" fo:font-size="8pt" fo:background-color="#ffffff"/>
    </style:style>
    <style:style style:name="P22" style:family="paragraph">
      <loext:graphic-properties draw:fill-color="#ffffff"/>
      <style:text-properties fo:language="zxx" fo:country="none" style:language-asian="zxx" style:country-asian="none" style:language-complex="zxx" style:country-complex="none"/>
    </style:style>
    <style:style style:name="T1" style:family="text">
      <style:text-properties fo:font-size="12pt" fo:language="zxx" fo:country="none" style:language-asian="zxx" style:country-asian="none" style:language-complex="zxx" style:country-complex="none"/>
    </style:style>
    <style:style style:name="T2" style:family="text">
      <style:text-properties fo:font-size="8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color="#00888a" fo:font-size="8pt" fo:font-weight="bold" fo:background-color="#ffffff" style:font-weight-asian="bold" style:font-weight-complex="bold"/>
    </style:style>
    <style:style style:name="T7" style:family="text">
      <style:text-properties fo:color="#00888a" fo:font-size="8pt"/>
    </style:style>
    <style:style style:name="T8" style:family="text">
      <style:text-properties fo:font-variant="normal" fo:text-transform="none" fo:color="#00888a" style:text-outline="false" style:text-line-through-style="none" style:text-line-through-type="none" style:font-name="Liberation Sans" fo:font-size="8pt" fo:font-style="normal" fo:text-shadow="none" style:text-underline-style="none" fo:font-weight="bold" style:letter-kerning="true" fo:background-color="#ffffff"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9" style:family="text">
      <style:text-properties fo:color="#00888a" fo:font-size="8pt" fo:font-weight="normal" fo:background-color="#ffffff"/>
    </style:style>
    <style:style style:name="T10" style:family="text">
      <style:text-properties fo:color="#00888a" fo:font-size="8pt" fo:background-color="#ffffff"/>
    </style:style>
    <style:style style:name="T11" style:family="text">
      <style:text-properties fo:font-size="8pt" style:font-size-asian="10pt" style:font-size-complex="10pt"/>
    </style:style>
    <style:style style:name="T12" style:family="text">
      <style:text-properties fo:color="#c06616" fo:font-size="8pt" fo:background-color="#ffffff"/>
    </style:style>
    <style:style style:name="T13" style:family="text">
      <style:text-properties fo:color="#820f71" fo:font-size="8pt" fo:background-color="#ffffff"/>
    </style:style>
    <style:style style:name="T14" style:family="text">
      <style:text-properties fo:color="#407927" fo:font-size="8pt" fo:background-color="#ffffff"/>
    </style:style>
    <style:style style:name="T15" style:family="text">
      <style:text-properties fo:color="#a09600" fo:font-size="8pt" fo:background-color="#ffffff"/>
    </style:style>
    <style:style style:name="T16" style:family="text">
      <style:text-properties fo:font-size="12pt"/>
    </style:style>
    <style:style style:name="T17" style:family="text">
      <style:text-properties fo:color="#00599d" fo:font-size="8pt" fo:background-color="#ffffff"/>
    </style:style>
    <style:style style:name="T18" style:family="text">
      <style:text-properties fo:font-variant="normal" fo:text-transform="none" fo:color="#00599d" style:text-outline="false" style:text-line-through-style="none" style:text-line-through-type="none" style:font-name="Liberation Sans" fo:font-size="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2" draw:id="id2" draw:layer="layout" svg:width="3.254cm" svg:height="2.78cm" svg:x="1.788cm" svg:y="1.328cm">
          <text:p text:style-name="P1"><text:span text:style-name="T1">Binan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1" draw:id="id11" draw:layer="layout" svg:width="3.269cm" svg:height="2.78cm" svg:x="15.94cm" svg:y="1.328cm">
          <text:p text:style-name="P1"><text:span text:style-name="T1">Huob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3.248cm" svg:height="2.778cm" svg:x="11.226cm" svg:y="1.328cm">
          <text:p text:style-name="P1"><text:span text:style-name="T1">Gatei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xml:id="id5" draw:id="id5" draw:layer="layout" svg:width="3.249cm" svg:height="2.778cm" svg:x="6.511cm" svg:y="1.328cm">
          <text:p text:style-name="P1"><text:span text:style-name="T1">Currencyco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xml:id="id1" draw:id="id1" draw:layer="layout" svg:width="3.533cm" svg:height="1.177cm" draw:transform="skewX (0.00174532925199433) rotate (1.5707963267949) translate (2.261cm 10.062cm)">
          <text:p text:style-name="P1"><text:span text:style-name="T2">class</text:span></text:p>
          <text:p text:style-name="P1"><text:span text:style-name="T2">RestSession_Binance</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0.932cm" svg:height="0.763cm" svg:x="14.744cm" svg:y="1.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0.932cm" svg:height="0.763cm" svg:x="5.331cm" svg:y="1.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xml:id="id3" draw:id="id3" draw:layer="layout" svg:width="3.54cm" svg:height="1.176cm" draw:transform="skewX (0.000872664625997165) rotate (1.5707963267949) translate (3.674cm 10.069cm)">
          <text:p text:style-name="P1"><text:span text:style-name="T2">class</text:span></text:p>
          <text:p text:style-name="P1"><text:span text:style-name="T2">Wsession_Binance</text:span></text:p>
          <draw:enhanced-geometry svg:viewBox="0 0 21600 21600" draw:glue-points="10800 0 0 10800 10800 21600 21600 10800" draw:type="flowchart-process" draw:enhanced-path="M 0 0 L 21600 0 21600 21600 0 21600 0 0 Z N"/>
        </draw:custom-shape>
        <draw:custom-shape draw:style-name="gr8" draw:text-style-name="P3" xml:id="id4" draw:id="id4" draw:layer="layout" svg:width="3.531cm" svg:height="1.176cm" draw:transform="skewX (0.00174532925199433) rotate (1.5707963267949) translate (6.969cm 10.06cm)">
          <text:p text:style-name="P1"><text:span text:style-name="T2">class</text:span></text:p>
          <text:p text:style-name="P1"><text:span text:style-name="T2">RestSession_Currencycom</text:span></text:p>
          <draw:enhanced-geometry svg:viewBox="0 0 21600 21600" draw:glue-points="10800 0 0 10800 10800 21600 21600 10800" draw:type="flowchart-process" draw:enhanced-path="M 0 0 L 21600 0 21600 21600 0 21600 0 0 Z N"/>
        </draw:custom-shape>
        <draw:custom-shape draw:style-name="gr9" draw:text-style-name="P3" xml:id="id6" draw:id="id6" draw:layer="layout" svg:width="3.531cm" svg:height="1.178cm" draw:transform="skewX (0.00174532925199433) rotate (1.5707963267949) translate (8.381cm 10.06cm)">
          <text:p text:style-name="P1"><text:span text:style-name="T2">class</text:span></text:p>
          <text:p text:style-name="P1"><text:span text:style-name="T2">Wsession_Currencycom</text:span></text:p>
          <draw:enhanced-geometry svg:viewBox="0 0 21600 21600" draw:glue-points="10800 0 0 10800 10800 21600 21600 10800" draw:type="flowchart-process" draw:enhanced-path="M 0 0 L 21600 0 21600 21600 0 21600 0 0 Z N"/>
        </draw:custom-shape>
        <draw:custom-shape draw:style-name="gr10" draw:text-style-name="P3" xml:id="id7" draw:id="id7" draw:layer="layout" svg:width="3.54cm" svg:height="1.177cm" draw:transform="skewX (0.000872664625997165) rotate (1.5707963267949) translate (11.677cm 10.069cm)">
          <text:p text:style-name="P1"><text:span text:style-name="T2">class</text:span></text:p>
          <text:p text:style-name="P1"><text:span text:style-name="T2">RestSession_Gateio</text:span></text:p>
          <draw:enhanced-geometry svg:viewBox="0 0 21600 21600" draw:glue-points="10800 0 0 10800 10800 21600 21600 10800" draw:type="flowchart-process" draw:enhanced-path="M 0 0 L 21600 0 21600 21600 0 21600 0 0 Z N"/>
        </draw:custom-shape>
        <draw:custom-shape draw:style-name="gr10" draw:text-style-name="P3" xml:id="id9" draw:id="id9" draw:layer="layout" svg:width="3.54cm" svg:height="1.177cm" draw:transform="skewX (0.000872664625997165) rotate (1.5707963267949) translate (13.089cm 10.069cm)">
          <text:p text:style-name="P1"><text:span text:style-name="T2">class</text:span></text:p>
          <text:p text:style-name="P1"><text:span text:style-name="T2">Wsession_Gateio</text:span></text:p>
          <draw:enhanced-geometry svg:viewBox="0 0 21600 21600" draw:glue-points="10800 0 0 10800 10800 21600 21600 10800" draw:type="flowchart-process" draw:enhanced-path="M 0 0 L 21600 0 21600 21600 0 21600 0 0 Z N"/>
        </draw:custom-shape>
        <draw:custom-shape draw:style-name="gr11" draw:text-style-name="P4" draw:layer="layout" svg:width="4.002cm" svg:height="3.296cm" draw:transform="rotate (1.5707963267949) translate (1.79cm 10.306cm)">
          <text:p text:style-name="P1"><text:span text:style-name="T3">threadFuncs_Binance</text:span></text:p>
          <draw:enhanced-geometry svg:viewBox="0 0 21600 21600" draw:glue-points="10800 0 0 10800 10800 21600 21600 10800" draw:type="flowchart-process" draw:enhanced-path="M 0 0 L 21600 0 21600 21600 0 21600 0 0 Z N"/>
        </draw:custom-shape>
        <draw:custom-shape draw:style-name="gr12" draw:text-style-name="P4" draw:layer="layout" svg:width="4.002cm" svg:height="3.295cm" draw:transform="rotate (1.5707963267949) translate (6.498cm 10.306cm)">
          <text:p text:style-name="P1"><text:span text:style-name="T4">threadFuncs_</text:span><text:span text:style-name="T3">Currencycom</text:span></text:p>
          <draw:enhanced-geometry svg:viewBox="0 0 21600 21600" draw:glue-points="10800 0 0 10800 10800 21600 21600 10800" draw:type="flowchart-process" draw:enhanced-path="M 0 0 L 21600 0 21600 21600 0 21600 0 0 Z N"/>
        </draw:custom-shape>
        <draw:custom-shape draw:style-name="gr11" draw:text-style-name="P4" draw:layer="layout" svg:width="4.002cm" svg:height="3.296cm" draw:transform="rotate (1.5707963267949) translate (11.206cm 10.306cm)">
          <text:p text:style-name="P1"><text:span text:style-name="T4">threadFuncs_</text:span><text:span text:style-name="T3">Gateio</text:span></text:p>
          <draw:enhanced-geometry svg:viewBox="0 0 21600 21600" draw:glue-points="10800 0 0 10800 10800 21600 21600 10800" draw:type="flowchart-process" draw:enhanced-path="M 0 0 L 21600 0 21600 21600 0 21600 0 0 Z N"/>
        </draw:custom-shape>
        <draw:custom-shape draw:style-name="gr10" draw:text-style-name="P3" xml:id="id10" draw:id="id10" draw:layer="layout" svg:width="3.54cm" svg:height="1.177cm" draw:transform="skewX (0.000872664625997165) rotate (1.5707963267949) translate (16.384cm 10.069cm)">
          <text:p text:style-name="P1"><text:span text:style-name="T2">class</text:span></text:p>
          <text:p text:style-name="P1"><text:span text:style-name="T5">RestSession_</text:span><text:span text:style-name="T4">Huobi</text:span></text:p>
          <draw:enhanced-geometry svg:viewBox="0 0 21600 21600" draw:glue-points="10800 0 0 10800 10800 21600 21600 10800" draw:type="flowchart-process" draw:enhanced-path="M 0 0 L 21600 0 21600 21600 0 21600 0 0 Z N"/>
        </draw:custom-shape>
        <draw:custom-shape draw:style-name="gr7" draw:text-style-name="P3" xml:id="id12" draw:id="id12" draw:layer="layout" svg:width="3.54cm" svg:height="1.176cm" draw:transform="skewX (0.000872664625997165) rotate (1.5707963267949) translate (17.797cm 10.069cm)">
          <text:p text:style-name="P1"><text:span text:style-name="T2">class</text:span></text:p>
          <text:p text:style-name="P1"><text:span text:style-name="T5">Wsession_</text:span><text:span text:style-name="T4">Huobi</text:span></text:p>
          <draw:enhanced-geometry svg:viewBox="0 0 21600 21600" draw:glue-points="10800 0 0 10800 10800 21600 21600 10800" draw:type="flowchart-process" draw:enhanced-path="M 0 0 L 21600 0 21600 21600 0 21600 0 0 Z N"/>
        </draw:custom-shape>
        <draw:custom-shape draw:style-name="gr12" draw:text-style-name="P4" draw:layer="layout" svg:width="4.002cm" svg:height="3.295cm" draw:transform="rotate (1.5707963267949) translate (15.914cm 10.306cm)">
          <text:p text:style-name="P1"><text:span text:style-name="T4">threadFuncs_Huobi</text:span></text:p>
          <draw:enhanced-geometry svg:viewBox="0 0 21600 21600" draw:glue-points="10800 0 0 10800 10800 21600 21600 10800" draw:type="flowchart-process" draw:enhanced-path="M 0 0 L 21600 0 21600 21600 0 21600 0 0 Z N"/>
        </draw:custom-shape>
        <draw:connector draw:style-name="gr13" draw:text-style-name="P5" draw:layer="layout" draw:type="curve" svg:x1="2.85cm" svg:y1="6.531cm" svg:x2="1.788cm" svg:y2="2.718cm" draw:start-shape="id1" draw:start-glue-point="7" draw:end-shape="id2" draw:end-glue-point="3" svg:d="M2850 6531c0-1818-782-1514-1235-2013s-578-1800 173-1800" svg:viewBox="0 0 1601 3814">
          <text:p text:style-name="P1"><text:span text:style-name="T6">RestAPI GET</text:span></text:p>
          <text:p text:style-name="P1"><text:span text:style-name="T6">Exchange Info</text:span></text:p>
        </draw:connector>
        <draw:connector draw:style-name="gr14" draw:text-style-name="P6" draw:layer="layout" draw:type="curve" svg:x1="4.262cm" svg:y1="6.529cm" svg:x2="5.042cm" svg:y2="2.718cm" draw:start-shape="id3" draw:start-glue-point="7" draw:end-shape="id2" draw:end-glue-point="1" svg:d="M4262 6529c0-1816 642-1513 1025-2012s508-1799-245-1799" svg:viewBox="0 0 1331 3812">
          <text:p text:style-name="P1"><text:span text:style-name="T7"/></text:p>
          <text:p text:style-name="P1"><text:span text:style-name="T6">Subscribing</text:span></text:p>
          <text:p text:style-name="P1"><text:span text:style-name="T8">to a </text:span><text:span text:style-name="T6">Websocket</text:span></text:p>
          <text:p text:style-name="P1"><text:span text:style-name="T6">stream</text:span></text:p>
        </draw:connector>
        <draw:connector draw:style-name="gr15" draw:text-style-name="P8" draw:layer="layout" draw:type="curve" svg:x1="7.558cm" svg:y1="6.531cm" svg:x2="6.511cm" svg:y2="2.717cm" draw:start-shape="id4" draw:start-glue-point="7" draw:end-shape="id5" draw:end-glue-point="3" svg:d="M7558 6531c0-1819-775-1515-1225-2014s-575-1800 178-1800" svg:viewBox="0 0 1588 3815">
          <text:p text:style-name="P7"><text:span text:style-name="T9">Exchange</text:span></text:p>
          <text:p text:style-name="P7"><text:span text:style-name="T9">Info</text:span></text:p>
        </draw:connector>
        <draw:connector draw:style-name="gr16" draw:text-style-name="P8" draw:layer="layout" draw:type="curve" svg:x1="8.971cm" svg:y1="6.531cm" svg:x2="9.76cm" svg:y2="2.717cm" draw:start-shape="id6" draw:start-glue-point="7" draw:end-shape="id5" draw:end-glue-point="1" svg:d="M8971 6531c0-1819 645-1515 1030-2014s510-1800-241-1800" svg:viewBox="0 0 1338 3815">
          <text:p text:style-name="P7"><text:span text:style-name="T10">Websocket</text:span></text:p>
          <text:p text:style-name="P1"><text:span text:style-name="T10">stream</text:span></text:p>
        </draw:connector>
        <draw:connector draw:style-name="gr17" draw:text-style-name="P8" draw:layer="layout" draw:type="curve" svg:x1="12.265cm" svg:y1="6.53cm" svg:x2="11.226cm" svg:y2="2.717cm" draw:start-shape="id7" draw:start-glue-point="7" draw:end-shape="id8" draw:end-glue-point="3" svg:d="M12265 6530c0-1819-770-1515-1218-2014s-572-1799 179-1799" svg:viewBox="0 0 1579 3814">
          <text:p text:style-name="P7"><text:span text:style-name="T9">Exchange</text:span></text:p>
          <text:p text:style-name="P7"><text:span text:style-name="T9">Info</text:span></text:p>
        </draw:connector>
        <draw:connector draw:style-name="gr18" draw:text-style-name="P8" draw:layer="layout" draw:type="curve" svg:x1="13.677cm" svg:y1="6.53cm" svg:x2="14.474cm" svg:y2="2.717cm" draw:start-shape="id9" draw:start-glue-point="7" draw:end-shape="id8" draw:end-glue-point="1" svg:d="M13677 6530c0-1819 650-1515 1037-2014s513-1799-240-1799" svg:viewBox="0 0 1347 3814">
          <text:p text:style-name="P7"><text:span text:style-name="T10">Websocket</text:span></text:p>
          <text:p text:style-name="P7"><text:span text:style-name="T10">stream</text:span></text:p>
        </draw:connector>
        <draw:connector draw:style-name="gr19" draw:text-style-name="P8" draw:layer="layout" draw:type="curve" svg:x1="16.972cm" svg:y1="6.53cm" svg:x2="15.94cm" svg:y2="2.718cm" draw:start-shape="id10" draw:start-glue-point="7" draw:end-shape="id11" draw:end-glue-point="3" svg:d="M16972 6530c0-1818-768-1514-1214-2013s-571-1799 182-1799" svg:viewBox="0 0 1574 3813">
          <text:p text:style-name="P7"><text:span text:style-name="T9">Exchange</text:span></text:p>
          <text:p text:style-name="P7"><text:span text:style-name="T9">Info</text:span></text:p>
        </draw:connector>
        <draw:connector draw:style-name="gr20" draw:text-style-name="P8" draw:layer="layout" draw:type="curve" svg:x1="18.385cm" svg:y1="6.529cm" svg:x2="19.209cm" svg:y2="2.718cm" draw:start-shape="id12" draw:start-glue-point="7" draw:end-shape="id11" draw:end-glue-point="1" svg:d="M18385 6529c0-1816 663-1513 1057-2012s518-1799-233-1799" svg:viewBox="0 0 1372 3812">
          <text:p text:style-name="P7"><text:span text:style-name="T10">Websocket</text:span></text:p>
          <text:p text:style-name="P7"><text:span text:style-name="T10">stream</text:span></text:p>
        </draw:connector>
        <draw:custom-shape draw:style-name="gr21" draw:text-style-name="P9" draw:layer="layout" svg:width="1.176cm" svg:height="1.178cm" svg:x="10.265cm" svg:y="1.09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2" draw:layer="layout" svg:width="0.933cm" svg:height="0.763cm" svg:x="10.038cm" svg:y="1.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3" xml:id="id13" draw:id="id13" draw:layer="layout" svg:width="2.589cm" svg:height="1.882cm" svg:x="2.253cm" svg:y="15.355cm">
          <text:p text:style-name="P1"><text:span text:style-name="T11">AllInstrumentsInfo</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10" xml:id="id16" draw:id="id16" draw:layer="layout" svg:width="2.59cm" svg:height="1.883cm" svg:x="6.8cm" svg:y="17.141cm">
          <text:p text:style-name="P1"><text:span text:style-name="T11">AllRequest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11" xml:id="id14" draw:id="id14" draw:layer="layout" svg:width="2.589cm" svg:height="1.882cm" svg:x="11.669cm" svg:y="15.337cm">
          <text:p text:style-name="P1"><text:span text:style-name="T11">AllRespons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5" draw:text-style-name="P12" xml:id="id15" draw:id="id15" draw:layer="layout" svg:width="2.59cm" svg:height="1.882cm" svg:x="16.141cm" svg:y="13.711cm">
          <text:p text:style-name="P1"><text:span text:style-name="T11">AllTick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6" draw:text-style-name="P13" draw:layer="layout" draw:type="curve" svg:x1="7.558cm" svg:y1="10.062cm" svg:x2="3.548cm" svg:y2="15.355cm" draw:start-shape="id4" draw:start-glue-point="5" draw:end-shape="id13" draw:end-glue-point="4" svg:d="M7558 10062c0 3970-4010 1324-4010 5293" svg:viewBox="0 0 4011 5294">
          <text:p/>
        </draw:connector>
        <draw:connector draw:style-name="gr26" draw:text-style-name="P13" draw:layer="layout" draw:type="curve" svg:x1="12.265cm" svg:y1="10.07cm" svg:x2="3.548cm" svg:y2="15.355cm" draw:start-shape="id7" draw:start-glue-point="5" draw:end-shape="id13" draw:end-glue-point="4" svg:d="M12265 10070c0 3964-8717 1322-8717 5285" svg:viewBox="0 0 8718 5286">
          <text:p/>
        </draw:connector>
        <draw:connector draw:style-name="gr26" draw:text-style-name="P13" draw:layer="layout" draw:type="curve" svg:x1="16.972cm" svg:y1="10.07cm" svg:x2="3.548cm" svg:y2="15.355cm" draw:start-shape="id10" draw:start-glue-point="5" draw:end-shape="id13" draw:end-glue-point="4" svg:d="M16972 10070c0 3964-13424 1322-13424 5285" svg:viewBox="0 0 13425 5286">
          <text:p/>
        </draw:connector>
        <draw:connector draw:style-name="gr27" draw:text-style-name="P13" draw:layer="layout" draw:type="curve" svg:x1="8.971cm" svg:y1="10.062cm" svg:x2="12.963cm" svg:y2="15.337cm" draw:start-shape="id6" draw:start-glue-point="5" draw:end-shape="id14" svg:d="M8971 10062c0 3957 3992 1320 3992 5275" svg:viewBox="0 0 3993 5276">
          <text:p/>
        </draw:connector>
        <draw:connector draw:style-name="gr27" draw:text-style-name="P13" draw:layer="layout" draw:type="curve" svg:x1="13.677cm" svg:y1="10.07cm" svg:x2="12.964cm" svg:y2="15.337cm" draw:start-shape="id9" draw:start-glue-point="5" draw:end-shape="id14" draw:end-glue-point="4" svg:d="M13677 10070c0 3951-713 1318-713 5267" svg:viewBox="0 0 714 5268">
          <text:p/>
        </draw:connector>
        <draw:connector draw:style-name="gr27" draw:text-style-name="P13" draw:layer="layout" draw:type="curve" svg:x1="18.385cm" svg:y1="10.07cm" svg:x2="12.963cm" svg:y2="15.337cm" draw:start-shape="id12" draw:start-glue-point="5" draw:end-shape="id14" svg:d="M18385 10070c0 3951-5422 1318-5422 5267" svg:viewBox="0 0 5423 5268">
          <text:p/>
        </draw:connector>
        <draw:connector draw:style-name="gr28" draw:text-style-name="P13" draw:layer="layout" draw:type="curve" svg:x1="8.971cm" svg:y1="10.062cm" svg:x2="17.436cm" svg:y2="13.711cm" draw:start-shape="id6" draw:start-glue-point="5" draw:end-shape="id15" draw:end-glue-point="4" svg:d="M8971 10062c0 2737 8465 913 8465 3649" svg:viewBox="0 0 8466 3650">
          <text:p/>
        </draw:connector>
        <draw:connector draw:style-name="gr28" draw:text-style-name="P13" draw:layer="layout" draw:type="curve" svg:x1="13.677cm" svg:y1="10.07cm" svg:x2="17.436cm" svg:y2="13.711cm" draw:start-shape="id9" draw:start-glue-point="5" draw:end-shape="id15" svg:d="M13677 10070c0 2731 3759 911 3759 3641" svg:viewBox="0 0 3760 3642">
          <text:p/>
        </draw:connector>
        <draw:connector draw:style-name="gr28" draw:text-style-name="P13" draw:layer="layout" draw:type="curve" svg:x1="18.385cm" svg:y1="10.07cm" svg:x2="17.436cm" svg:y2="13.711cm" draw:start-shape="id12" draw:start-glue-point="5" draw:end-shape="id15" draw:end-glue-point="4" svg:d="M18385 10070c0 2731-949 911-949 3641" svg:viewBox="0 0 950 3642">
          <text:p/>
        </draw:connector>
        <draw:connector draw:style-name="gr29" draw:text-style-name="P13" draw:layer="layout" draw:type="curve" svg:x1="8.095cm" svg:y1="17.141cm" svg:x2="8.971cm" svg:y2="10.062cm" draw:start-shape="id16" draw:start-glue-point="4" draw:end-shape="id6" draw:end-glue-point="5" svg:d="M8095 17141c0-5310 876-1771 876-7079" svg:viewBox="0 0 877 7080">
          <text:p/>
        </draw:connector>
        <draw:connector draw:style-name="gr29" draw:text-style-name="P13" draw:layer="layout" draw:type="curve" svg:x1="8.095cm" svg:y1="17.141cm" svg:x2="13.677cm" svg:y2="10.07cm" draw:start-shape="id16" draw:start-glue-point="4" draw:end-shape="id9" draw:end-glue-point="5" svg:d="M8095 17141c0-5304 5582-1769 5582-7071" svg:viewBox="0 0 5583 7072">
          <text:p/>
        </draw:connector>
        <draw:connector draw:style-name="gr29" draw:text-style-name="P13" draw:layer="layout" draw:type="curve" svg:x1="8.095cm" svg:y1="17.141cm" svg:x2="18.385cm" svg:y2="10.07cm" draw:start-shape="id16" draw:start-glue-point="4" draw:end-shape="id12" draw:end-glue-point="5" svg:d="M8095 17141c0-5304 10290-1769 10290-7071" svg:viewBox="0 0 10291 7072">
          <text:p/>
        </draw:connector>
        <draw:connector draw:style-name="gr30" draw:text-style-name="P14" draw:layer="layout" draw:type="curve" svg:x1="4.262cm" svg:y1="10.07cm" svg:x2="17.436cm" svg:y2="13.711cm" draw:start-shape="id3" draw:start-glue-point="5" draw:end-shape="id15" draw:end-glue-point="4" svg:d="M4262 10070c0 2731 13174 911 13174 3641" svg:viewBox="0 0 13175 3642">
          <text:p text:style-name="P1"><text:span text:style-name="T12">TicksQueue</text:span></text:p>
          <text:p text:style-name="P1"><text:span text:style-name="T12">(updates from websocket stream)</text:span></text:p>
        </draw:connector>
        <draw:connector draw:style-name="gr31" draw:text-style-name="P15" draw:layer="layout" draw:type="curve" svg:x1="4.262cm" svg:y1="10.07cm" svg:x2="12.964cm" svg:y2="15.337cm" draw:start-shape="id3" draw:start-glue-point="5" draw:end-shape="id14" draw:end-glue-point="4" svg:d="M4262 10070c0 3951 8702 1318 8702 5267" svg:viewBox="0 0 8703 5268">
          <text:p text:style-name="P1"><text:span text:style-name="T13">InstrumentsResponsesMap</text:span></text:p>
          <text:p text:style-name="P1"><text:span text:style-name="T13">(subscription responses)</text:span></text:p>
        </draw:connector>
        <draw:connector draw:style-name="gr32" draw:text-style-name="P16" draw:layer="layout" draw:type="curve" svg:x1="8.095cm" svg:y1="17.141cm" svg:x2="4.262cm" svg:y2="10.07cm" draw:start-shape="id16" draw:start-glue-point="4" draw:end-shape="id3" draw:end-glue-point="5" svg:d="M8095 17141c0-5304-3833-1769-3833-7071" svg:viewBox="0 0 3834 7072">
          <text:p text:style-name="P1"><text:span text:style-name="T14">InstrumentsRequestsMap</text:span></text:p>
          <text:p text:style-name="P1"><text:span text:style-name="T14">(instruments for subscription)</text:span></text:p>
        </draw:connector>
        <draw:connector draw:style-name="gr28" draw:text-style-name="P17" draw:layer="layout" draw:type="curve" svg:x1="17.436cm" svg:y1="15.444cm" svg:x2="14.964cm" svg:y2="22.603cm" draw:start-shape="id15" draw:start-glue-point="6" draw:end-shape="id17" draw:end-glue-point="7" svg:d="M17436 15444c0 4773-824 7159-2472 7159" svg:viewBox="0 0 2473 7160">
          <text:p/>
        </draw:connector>
        <draw:connector draw:style-name="gr29" draw:text-style-name="P16" draw:layer="layout" draw:type="curve" svg:x1="10.374cm" svg:y1="20.955cm" svg:x2="8.095cm" svg:y2="18.875cm" draw:start-shape="id17" draw:start-glue-point="4" draw:end-shape="id16" draw:end-glue-point="6" svg:d="M10374 20955c0-1461-2279-421-2279-2080" svg:viewBox="0 0 2280 2081">
          <text:p/>
        </draw:connector>
        <draw:connector draw:style-name="gr33" draw:text-style-name="P18" draw:layer="layout" draw:type="curve" svg:x1="8.75cm" svg:y1="22.602cm" svg:x2="11.75cm" svg:y2="22.625cm" draw:start-shape="id18" draw:start-glue-point="7" draw:end-shape="id19" svg:d="M8750 22602c2250 0 750 23 3000 23" svg:viewBox="0 0 3001 24">
          <text:p text:style-name="P1"><text:span text:style-name="T15">Charts config</text:span></text:p>
        </draw:connector>
        <draw:custom-shape draw:style-name="gr34" draw:text-style-name="P19" xml:id="id19" draw:id="id19" draw:layer="layout" svg:width="2.977cm" svg:height="2.75cm" draw:transform="skewX (0.000349065850398866) rotate (0.000174532925199433) translate (11.751cm 21.25cm)">
          <text:p text:style-name="P1"><text:span text:style-name="T16">GUI</text:span></text:p>
          <text:p text:style-name="P1"><text:span text:style-name="T16">charts</text:span></text:p>
          <draw:enhanced-geometry svg:viewBox="0 0 21600 21600" draw:mirror-horizontal="false" draw:mirror-vertical="false" draw:glue-points="10800 0 0 10800 10800 21600 21600 10800" draw:text-areas="3600 0 17800 21600" draw:type="flowchart-display" draw:enhanced-path="M 3600 0 L 17800 0 X 21600 10800 17800 21600 L 3600 21600 0 10800 Z N"/>
        </draw:custom-shape>
        <draw:custom-shape draw:style-name="gr35" draw:text-style-name="P19" xml:id="id18" draw:id="id18" draw:layer="layout" svg:width="2.731cm" svg:height="2.824cm" svg:x="6.019cm" svg:y="21.19cm">
          <text:p text:style-name="P1"><text:span text:style-name="T16">GUI</text:span></text:p>
          <text:p text:style-name="P1"><text:span text:style-name="T16">user</text:span></text:p>
          <text:p text:style-name="P1"><text:span text:style-name="T16">interactio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36" draw:text-style-name="P20" xml:id="id17" draw:id="id17" draw:layer="layout" svg:width="9.18cm" svg:height="3.295cm" svg:x="5.784cm" svg:y="20.955cm">
          <text:p text:style-name="P1"><text:span text:style-name="T16">ImGUI</text:span></text:p>
          <draw:enhanced-geometry svg:viewBox="0 0 21600 21600" draw:glue-points="10800 0 0 10800 10800 21600 21600 10800" draw:type="flowchart-process" draw:enhanced-path="M 0 0 L 21600 0 21600 21600 0 21600 0 0 Z N"/>
        </draw:custom-shape>
        <draw:connector draw:style-name="gr37" draw:text-style-name="P21" draw:layer="layout" draw:type="curve" svg:x1="2.85cm" svg:y1="10.064cm" svg:x2="3.548cm" svg:y2="15.355cm" draw:start-shape="id1" draw:start-glue-point="5" draw:end-shape="id13" draw:end-glue-point="4" svg:d="M2850 10064c0 3969 698 1324 698 5291" svg:viewBox="0 0 699 5292">
          <text:p text:style-name="P1"><text:span text:style-name="T17">InstrumentsInfoMap</text:span></text:p>
          <text:p text:style-name="P1"><text:span text:style-name="T18">(available</text:span><text:span text:style-name="T17"> instruments)</text:span></text:p>
        </draw:connector>
        <draw:connector draw:style-name="gr27" draw:text-style-name="P17" draw:layer="layout" draw:type="curve" svg:x1="12.964cm" svg:y1="17.07cm" svg:x2="10.374cm" svg:y2="20.955cm" draw:start-shape="id14" draw:start-glue-point="6" draw:end-shape="id17" draw:end-glue-point="4" svg:d="M12964 17070c0 3013-2590 1071-2590 3885" svg:viewBox="0 0 2591 3886">
          <text:p/>
        </draw:connector>
        <draw:connector draw:style-name="gr26" draw:text-style-name="P17" draw:layer="layout" draw:type="curve" svg:x1="3.548cm" svg:y1="17.088cm" svg:x2="5.784cm" svg:y2="22.603cm" draw:start-shape="id13" draw:start-glue-point="6" draw:end-shape="id17" draw:end-glue-point="5" svg:d="M3548 17088c0 3677 745 5515 2236 5515" svg:viewBox="0 0 2237 5516">
          <text:p/>
        </draw:connector>
        <presentation:notes draw:style-name="dp2">
          <draw:page-thumbnail draw:style-name="gr38"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7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2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03cm" fo:margin-bottom="0cm" fo:text-indent="0cm"/>
      <style:text-properties fo:font-size="49.2000007629395pt" style:font-size-asian="28pt" style:font-size-complex="28pt"/>
    </style:style>
    <style:style style:name="Default-outline3" style:family="presentation" style:parent-style-name="Default-outline2">
      <style:paragraph-properties fo:margin-left="0cm" fo:margin-right="0cm" fo:margin-top="0.527cm" fo:margin-bottom="0cm" fo:text-indent="0cm"/>
      <style:text-properties fo:font-size="42.2000007629395pt" style:font-size-asian="24pt" style:font-size-complex="24pt"/>
    </style:style>
    <style:style style:name="Default-outline4" style:family="presentation" style:parent-style-name="Default-outline3">
      <style:paragraph-properties fo:margin-left="0cm" fo:margin-right="0cm" fo:margin-top="0.351cm" fo:margin-bottom="0cm" fo:text-indent="0cm"/>
      <style:text-properties fo:font-size="35.0999984741211pt" style:font-size-asian="20pt" style:font-size-complex="20pt"/>
    </style:style>
    <style:style style:name="Default-outline5" style:family="presentation" style:parent-style-name="Default-outline4">
      <style:paragraph-properties fo:margin-left="0cm" fo:margin-right="0cm" fo:margin-top="0.175cm" fo:margin-bottom="0cm" fo:text-indent="0cm"/>
      <style:text-properties fo:font-size="35.0999984741211pt" style:font-size-asian="20pt" style:font-size-complex="20pt"/>
    </style:style>
    <style:style style:name="Default-outline6" style:family="presentation" style:parent-style-name="Default-outline5">
      <style:paragraph-properties fo:margin-left="0cm" fo:margin-right="0cm" fo:margin-top="0.175cm" fo:margin-bottom="0cm" fo:text-indent="0cm"/>
      <style:text-properties fo:font-size="35.0999984741211pt" style:font-size-asian="20pt" style:font-size-complex="20pt"/>
    </style:style>
    <style:style style:name="Default-outline7" style:family="presentation" style:parent-style-name="Default-outline6">
      <style:paragraph-properties fo:margin-left="0cm" fo:margin-right="0cm" fo:margin-top="0.175cm" fo:margin-bottom="0cm" fo:text-indent="0cm"/>
      <style:text-properties fo:font-size="35.0999984741211pt" style:font-size-asian="20pt" style:font-size-complex="20pt"/>
    </style:style>
    <style:style style:name="Default-outline8" style:family="presentation" style:parent-style-name="Default-outline7">
      <style:paragraph-properties fo:margin-left="0cm" fo:margin-right="0cm" fo:margin-top="0.175cm" fo:margin-bottom="0cm" fo:text-indent="0cm"/>
      <style:text-properties fo:font-size="35.0999984741211pt" style:font-size-asian="20pt" style:font-size-complex="20pt"/>
    </style:style>
    <style:style style:name="Default-outline9" style:family="presentation" style:parent-style-name="Default-outline8">
      <style:paragraph-properties fo:margin-left="0cm" fo:margin-right="0cm" fo:margin-top="0.175cm" fo:margin-bottom="0cm" fo:text-indent="0cm"/>
      <style:text-properties fo:font-size="35.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7.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Default" style:page-layout-name="PM1" draw:style-name="Mdp1">
      <draw:frame presentation:style-name="Default-title" draw:layer="backgroundobjects" svg:width="17.099cm" svg:height="4.624cm" svg:x="1.95cm" svg:y="2.104cm" presentation:class="title" presentation:placeholder="true">
        <draw:text-box/>
      </draw:frame>
      <draw:frame presentation:style-name="Default-outline1" draw:layer="backgroundobjects" svg:width="17.099cm" svg:height="16.064cm" svg:x="1.95cm" svg:y="7.48cm" presentation:class="outline" presentation:placeholder="true">
        <draw:text-box/>
      </draw:frame>
      <draw:frame presentation:style-name="Mpr1" draw:text-style-name="MP2" draw:layer="backgroundobjects" svg:width="4.426cm" svg:height="1.908cm" svg:x="1.95cm" svg:y="26.234cm" presentation:class="date-time">
        <draw:text-box>
          <text:p text:style-name="MP1"><text:span text:style-name="MT1"><presentation:date-time/></text:span></text:p>
        </draw:text-box>
      </draw:frame>
      <draw:frame presentation:style-name="Mpr1" draw:text-style-name="MP6" draw:layer="backgroundobjects" svg:width="6.022cm" svg:height="1.908cm" svg:x="7.498cm" svg:y="26.234cm" presentation:class="footer">
        <draw:text-box>
          <text:p text:style-name="MP5"><text:span text:style-name="MT1"><presentation:footer/></text:span></text:p>
        </draw:text-box>
      </draw:frame>
      <draw:frame presentation:style-name="Mpr1" draw:text-style-name="MP4" draw:layer="backgroundobjects" svg:width="4.426cm" svg:height="1.908cm" svg:x="14.623cm" svg:y="26.23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25T18:47:43.614693207</meta:creation-date>
    <dc:date>2022-05-28T10:01:12.336069135</dc:date>
    <meta:editing-duration>PT4H16M38S</meta:editing-duration>
    <meta:editing-cycles>77</meta:editing-cycles>
    <meta:generator>LibreOffice/6.0.7.3$Linux_X86_64 LibreOffice_project/00m0$Build-3</meta:generator>
    <meta:document-statistic meta:object-count="79"/>
  </office:meta>
</office:document-meta>
</file>